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f60b" officeooo:paragraph-rsid="000cf60b"/>
    </style:style>
    <style:style style:name="P2" style:family="paragraph" style:parent-style-name="Standard">
      <style:text-properties officeooo:rsid="000e9d3e" officeooo:paragraph-rsid="00128df8"/>
    </style:style>
    <style:style style:name="P3" style:family="paragraph" style:parent-style-name="Standard">
      <style:text-properties officeooo:rsid="00128df8" officeooo:paragraph-rsid="00128df8"/>
    </style:style>
    <style:style style:name="T1" style:family="text">
      <style:text-properties officeooo:rsid="000e9d3e"/>
    </style:style>
    <style:style style:name="T2" style:family="text">
      <style:text-properties officeooo:rsid="000fa900"/>
    </style:style>
    <style:style style:name="T3" style:family="text">
      <style:text-properties officeooo:rsid="00108baa"/>
    </style:style>
    <style:style style:name="T4" style:family="text">
      <style:text-properties officeooo:rsid="0011d093"/>
    </style:style>
    <style:style style:name="T5" style:family="text">
      <style:text-properties officeooo:rsid="00128d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 Professor,</text:p>
      <text:p text:style-name="P1"/>
      <text:p text:style-name="P1">I am able to solve the problem. It is a tough prob<text:span text:style-name="T1">l</text:span>em to solve <text:span text:style-name="T1">but very nice to solve</text:span>. I have attached code for both serial and parallel mode with screenshot.</text:p>
      <text:p text:style-name="P1"/>
      <text:p text:style-name="P2">I have divided matrix value rowwise and broadcast <text:span text:style-name="T3">array length</text:span> to each processor <text:span text:style-name="T2">for </text:span><text:span text:style-name="T3">further calculation.</text:span><text:span text:style-name="T2"> Then </text:span><text:span text:style-name="T3">iterate through matrix for each k-iteration. </text:span><text:span text:style-name="T4">I am executing a loop for number of processor which helps us to decide which processor will work on which row value from matrix. After dividing data to processor, I am broadcasting that data </text:span><text:span text:style-name="T5">to all processor for further calculation. Then each process will calculate data (check minimum value from row), after calculation, we will broadcast the data to all process. At the end, processor id 0 will print all calculated data.</text:span></text:p>
      <text:p text:style-name="P2"/>
      <text:p text:style-name="P2"><text:span text:style-name="T5">I have attached code and screenshot in the file. And, I have mentioned comments for each line in the code.</text:span></text:p>
      <text:p text:style-name="P2"/>
      <text:p text:style-name="P3">Regards,</text:p>
      <text:p text:style-name="P3">Rushikesh Khamkar</text:p>
      <text:p text:style-name="P3">R1178830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8T15:36:29.819307359</meta:creation-date>
    <dc:date>2021-10-28T16:44:34.527674116</dc:date>
    <meta:editing-duration>PT6M23S</meta:editing-duration>
    <meta:editing-cycles>1</meta:editing-cycles>
    <meta:document-statistic meta:table-count="0" meta:image-count="0" meta:object-count="0" meta:page-count="1" meta:paragraph-count="7" meta:word-count="152" meta:character-count="890" meta:non-whitespace-character-count="745"/>
    <meta:generator>LibreOffice/6.4.7.2$Linux_X86_64 LibreOffice_project/40$Build-2</meta:generator>
  </office:meta>
</office:document-meta>
</file>